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0000002007F00A7A2A301120D.png" manifest:media-type="image/png"/>
  <manifest:file-entry manifest:full-path="Pictures/1000020100000200000002005BC86E10F1FEE767.png" manifest:media-type="image/png"/>
  <manifest:file-entry manifest:full-path="Pictures/10000201000002000000020021AFFD629F1A746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.286cm" svg:height="3.286cm" svg:x="2.778cm" svg:y="4.302cm">
          <draw:image xlink:href="Pictures/1000020100000200000002005BC86E10F1FEE767.png" xlink:type="simple" xlink:show="embed" xlink:actuate="onLoad">
            <text:p/>
          </draw:image>
        </draw:frame>
        <draw:frame draw:style-name="gr1" draw:text-style-name="P1" draw:layer="layout" svg:width="3.302cm" svg:height="3.302cm" svg:x="9.001cm" svg:y="4.302cm">
          <draw:image xlink:href="Pictures/10000201000002000000020021AFFD629F1A746F.png" xlink:type="simple" xlink:show="embed" xlink:actuate="onLoad">
            <text:p/>
          </draw:image>
        </draw:frame>
        <draw:line draw:style-name="gr2" draw:text-style-name="P2" draw:layer="layout" svg:x1="6.207cm" svg:y1="6.08cm" svg:x2="8.874cm" svg:y2="6.08cm">
          <text:p/>
        </draw:line>
        <draw:frame draw:style-name="gr1" draw:text-style-name="P1" draw:layer="layout" svg:width="3.286cm" svg:height="3.286cm" svg:x="2.778cm" svg:y="7.985cm">
          <draw:image xlink:href="Pictures/1000020100000200000002005BC86E10F1FEE767.png" xlink:type="simple" xlink:show="embed" xlink:actuate="onLoad">
            <text:p/>
          </draw:image>
        </draw:frame>
        <draw:frame draw:style-name="gr1" draw:text-style-name="P1" draw:layer="layout" svg:width="3.302cm" svg:height="3.302cm" svg:x="9.001cm" svg:y="7.985cm">
          <draw:image xlink:href="Pictures/10000201000002000000020021AFFD629F1A746F.png" xlink:type="simple" xlink:show="embed" xlink:actuate="onLoad">
            <text:p/>
          </draw:image>
        </draw:frame>
        <draw:line draw:style-name="gr2" draw:text-style-name="P2" draw:layer="layout" svg:x1="6.207cm" svg:y1="9.763cm" svg:x2="8.874cm" svg:y2="9.763cm">
          <text:p/>
        </draw:line>
        <draw:frame draw:style-name="gr1" draw:text-style-name="P1" draw:layer="layout" svg:width="3.286cm" svg:height="3.286cm" svg:x="2.778cm" svg:y="11.668cm">
          <draw:image xlink:href="Pictures/1000020100000200000002005BC86E10F1FEE767.png" xlink:type="simple" xlink:show="embed" xlink:actuate="onLoad">
            <text:p/>
          </draw:image>
        </draw:frame>
        <draw:frame draw:style-name="gr1" draw:text-style-name="P1" draw:layer="layout" svg:width="3.302cm" svg:height="3.302cm" svg:x="9.001cm" svg:y="11.668cm">
          <draw:image xlink:href="Pictures/10000201000002000000020021AFFD629F1A746F.png" xlink:type="simple" xlink:show="embed" xlink:actuate="onLoad">
            <text:p/>
          </draw:image>
        </draw:frame>
        <draw:line draw:style-name="gr2" draw:text-style-name="P2" draw:layer="layout" svg:x1="6.207cm" svg:y1="13.446cm" svg:x2="8.874cm" svg:y2="13.446cm">
          <text:p/>
        </draw:line>
        <draw:frame draw:style-name="gr1" draw:text-style-name="P1" draw:layer="layout" svg:width="5.334cm" svg:height="5.334cm" svg:x="20.58cm" svg:y="6.842cm">
          <draw:image xlink:href="Pictures/10000201000002000000020021AFFD629F1A746F.png" xlink:type="simple" xlink:show="embed" xlink:actuate="onLoad">
            <text:p/>
          </draw:image>
        </draw:frame>
        <draw:line draw:style-name="gr2" draw:text-style-name="P2" draw:layer="layout" svg:x1="18.294cm" svg:y1="6.08cm" svg:x2="20.834cm" svg:y2="8.62cm">
          <text:p/>
        </draw:line>
        <draw:line draw:style-name="gr2" draw:text-style-name="P2" draw:layer="layout" svg:x1="18.167cm" svg:y1="9.763cm" svg:x2="20.707cm" svg:y2="9.763cm">
          <text:p/>
        </draw:line>
        <draw:line draw:style-name="gr2" draw:text-style-name="P2" draw:layer="layout" svg:x1="18.167cm" svg:y1="13.446cm" svg:x2="20.707cm" svg:y2="11.033cm">
          <text:p/>
        </draw:line>
        <draw:frame draw:style-name="gr1" draw:text-style-name="P1" draw:layer="layout" svg:width="3.937cm" svg:height="3.937cm" svg:x="14.653cm" svg:y="3.975cm">
          <draw:image xlink:href="Pictures/1000020100000200000002007F00A7A2A301120D.png" xlink:type="simple" xlink:show="embed" xlink:actuate="onLoad">
            <text:p/>
          </draw:image>
        </draw:frame>
        <draw:line draw:style-name="gr2" draw:text-style-name="P2" draw:layer="layout" svg:x1="12.303cm" svg:y1="6.08cm" svg:x2="14.97cm" svg:y2="6.08cm">
          <text:p/>
        </draw:line>
        <draw:frame draw:style-name="gr1" draw:text-style-name="P1" draw:layer="layout" svg:width="3.937cm" svg:height="3.937cm" svg:x="14.653cm" svg:y="7.658cm">
          <draw:image xlink:href="Pictures/1000020100000200000002007F00A7A2A301120D.png" xlink:type="simple" xlink:show="embed" xlink:actuate="onLoad">
            <text:p/>
          </draw:image>
        </draw:frame>
        <draw:line draw:style-name="gr2" draw:text-style-name="P2" draw:layer="layout" svg:x1="12.43cm" svg:y1="9.763cm" svg:x2="15.097cm" svg:y2="9.763cm">
          <text:p/>
        </draw:line>
        <draw:frame draw:style-name="gr1" draw:text-style-name="P1" draw:layer="layout" svg:width="3.937cm" svg:height="3.937cm" svg:x="14.653cm" svg:y="11.341cm">
          <draw:image xlink:href="Pictures/1000020100000200000002007F00A7A2A301120D.png" xlink:type="simple" xlink:show="embed" xlink:actuate="onLoad">
            <text:p/>
          </draw:image>
        </draw:frame>
        <draw:line draw:style-name="gr2" draw:text-style-name="P2" draw:layer="layout" svg:x1="12.303cm" svg:y1="13.446cm" svg:x2="14.97cm" svg:y2="13.44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tienne Raquin</meta:initial-creator>
    <meta:creation-date>2019-07-22T08:32:06.498850953</meta:creation-date>
    <dc:date>2019-07-22T08:38:11.540355603</dc:date>
    <dc:creator>Etienne Raquin</dc:creator>
    <meta:editing-duration>PT6M4S</meta:editing-duration>
    <meta:editing-cycles>2</meta:editing-cycles>
    <meta:generator>LibreOffice/6.0.7.3$Linux_X86_64 LibreOffice_project/00m0$Build-3</meta:generator>
    <meta:document-statistic meta:object-count="19"/>
  </office:meta>
</office:document-meta>
</file>